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background-color="#ff0000"/>
    </style:style>
    <style:style style:name="P4" style:family="paragraph" style:parent-style-name="Standard">
      <style:paragraph-properties fo:text-align="justify" style:justify-single-word="false"/>
      <style:text-properties fo:background-color="transparen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background-color="#ff0000"/>
    </style:style>
    <style:style style:name="P7" style:family="paragraph" style:parent-style-name="Standard">
      <style:paragraph-properties fo:text-align="justify" style:justify-single-word="false"/>
      <style:text-properties fo:font-weight="bold" fo:background-color="transparent" style:font-weight-asian="bold" style:font-weight-complex="bold"/>
    </style:style>
    <style:style style:name="T1" style:family="text">
      <style:text-properties fo:font-weight="normal" style:font-weight-asian="normal" style:font-weight-complex="normal"/>
    </style:style>
    <style:style style:name="T2" style:family="text">
      <style:text-properties fo:background-color="#ff0000"/>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
      <text:p text:style-name="P2">Nowadays we have the need to solve the problem of searching for digital images in large databases. CBIR (Content-Based Image Retrieval) is the application of computer vision techniques to this image retrieval problem. Although it is relatively expensive to compute, the results it offers are often more accurate (from the human point of view) than the results of image retrieval with <text:span text:style-name="T1">concept based approaches (this is, image retrieval through image meta-data like size, format, associated descriptive keywords, etc.).</text:span></text:p>
      <text:p text:style-name="P2"/>
      <text:p text:style-name="P3">EMD is a well known similarity measure commonly used in computer vision and other areas.</text:p>
      <text:p text:style-name="P3"/>
      <text:p text:style-name="P2">Our project idea is to <text:span text:style-name="T2">create</text:span> a simple approach to solve the CBIR problem with shape matching techniques, mainly using EMD (Earth Mover's Distance) as a similarity measure.</text:p>
      <text:p text:style-name="P2"/>
      <text:p text:style-name="P3">In the future, we can extend our work to deal with types of data other than images, i.e. 3D models.</text:p>
      <text:p text:style-name="P2"/>
      <text:p text:style-name="P2">More concretely, we will have a database with images clustered by object class (i.e. trees, birds, cars, etc.). Our system will be able to receive a query image and try to guess its objects class, by simply computing the similarity (we will explain later how we use the EMD to measure it) between the query image and all the images in the database, and by finding in which cluster the query image has more similar images. We will work with different databases in order to compare the results, from images that represent simple shapes in black and white to real pictures.</text:p>
      <text:p text:style-name="P2"/>
      <text:p text:style-name="P2">In the beginning we will work with images of the same size, assuming the represented objects will be approximately centered and occupying most of the space of the images. <text:span text:style-name="T2">Later we could add the possibility of considering transformations. At first we could start with rigid motions (translate, scale), implementing several approximation algorithms and heuristics, and later we could continue with scaling, maybe using SIFT (http://www.aishack.in/2010/05/sift-scale-invariant-feature-transform/1/).</text:span></text:p>
      <text:p text:style-name="P4"/>
      <text:p text:style-name="P3">Right now we used no CGAL, but maybe if we consider transformations the CGAL arrangements would be useful.</text:p>
      <text:p text:style-name="P4"/>
      <text:p text:style-name="P2"/>
      <text:p text:style-name="P1">Experiment Setup</text:p>
      <text:p text:style-name="P2"/>
      <text:p text:style-name="P2">We don't compute the EMD over images, first we will go over a feature extraction step to extract the more meaningful information of the images and store it as the so-called “signatures”, that are actually weighted point sets. Thus, we will have a data base of signatures, and when receiving a new query image we will generate its signature too. At this point, we will be able to calculate the EMD between the signature of the query image and all the signatures in the data base, establishing a ranking ordered by these EMDs (the lower the EMD, the more similar the signatures, and supposedly the images). Then, we will be able to answer which are the top N most similar images to the query image.</text:p>
      <text:p text:style-name="P2"/>
      <text:p text:style-name="P2"/>
      <text:p text:style-name="P2">To generate a signature we will do the following:</text:p>
      <text:p text:style-name="P2"/>
      <text:p text:style-name="P2"><text:span text:style-name="T3"><text:tab/>1</text:span>. Canny's algorithm for edge detection</text:p>
      <text:p text:style-name="P2"><text:span text:style-name="T3"><text:tab/>2</text:span>. Harris' algorithm for corner detection</text:p>
      <text:p text:style-name="P2"><text:span text:style-name="T3"><text:tab/>3</text:span>. Sobel operator for the intensity gradient</text:p>
      <text:p text:style-name="P2"><text:soft-page-break/><text:span text:style-name="T3"><text:tab/>4</text:span>. Each detected corner in <text:span text:style-name="T3">2</text:span> that is on a detected edge in <text:span text:style-name="T3">1</text:span> is given a weight, corresponding to <text:tab/>the intensity gradient value (in <text:span text:style-name="T3">3</text:span>) at the same location.</text:p>
      <text:p text:style-name="P2"/>
      <text:p text:style-name="P2">The resulting weighted point set will be what we defined as a signature. To compute <text:span text:style-name="T3">1</text:span>, <text:span text:style-name="T3">2</text:span> and <text:span text:style-name="T3">3</text:span> we will use a C++ library for computer vision called OpenCV (http://opencv.org/). This library also offers a function to calculate the EMD between signatures, but as there are several implementations on the web for computing it and we wanted to be able to learn, tweak and test the algorithm, we decided to use one of these implementations (http://vision.stanford.edu/~rubner/emd/default.htm).</text:p>
      <text:p text:style-name="P2"/>
      <text:p text:style-name="P2"/>
      <text:p text:style-name="P7">Further improvements</text:p>
      <text:p text:style-name="P4"/>
      <text:p text:style-name="P3">(your list)</text:p>
      <text:p text:style-name="P4"/>
      <text:p text:style-name="P4">• Data collection and analysis from our shape matching algorithm, and tuning of parameters</text:p>
      <text:p text:style-name="P4">• Performance analysis</text:p>
      <text:p text:style-name="P4">• Optimize for larger data set (think about a better way for indexing the data base)</text:p>
      <text:p text:style-name="P4">• Build classified item database</text:p>
      <text:p text:style-name="P4">• Translations, rotations, and scaling?</text:p>
      <text:p text:style-name="P4">• Compare with other implementations of EMD?</text:p>
      <text:p text:style-name="P4">• Other methods of generating signatures? E.g. Different kinds of features</text:p>
      <text:p text:style-name="P3">• Prepare a nicer user interface (Q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í Griera</meta:initial-creator>
    <meta:creation-date>2013-01-18T12:40:35</meta:creation-date>
    <dc:date>2013-01-21T15:35:08</dc:date>
    <dc:creator>Martí Griera</dc:creator>
    <meta:editing-duration>PT1H58M53S</meta:editing-duration>
    <meta:editing-cycles>13</meta:editing-cycles>
    <meta:generator>LibreOffice/3.5$Linux_x86 LibreOffice_project/350m1$Build-2</meta:generator>
    <meta:document-statistic meta:table-count="0" meta:image-count="0" meta:object-count="0" meta:page-count="2" meta:paragraph-count="26" meta:word-count="660" meta:character-count="4054" meta:non-whitespace-character-count="3407"/>
  </office:meta>
</office:document-meta>
</file>